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423cm" svg:stroke-color="#ff7f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.766cm" fo:min-width="0.007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14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15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16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17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18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1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2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21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2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23" style:family="graphic" style:parent-style-name="standard">
      <style:graphic-properties draw:stroke="none" draw:fill-color="#ff7f00" draw:opacity="34%" draw:textarea-horizontal-align="justify" draw:textarea-vertical-align="middle" draw:auto-grow-height="false" fo:min-height="35.309cm" fo:min-width="35.06cm"/>
    </style:style>
    <style:style style:name="gr24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25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6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27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8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29" style:family="graphic" style:parent-style-name="standard">
      <style:graphic-properties draw:stroke="none" draw:fill-color="#ff7f00" draw:opacity="40%" draw:textarea-horizontal-align="justify" draw:textarea-vertical-align="middle" draw:auto-grow-height="false" fo:min-height="35.309cm" fo:min-width="35.06cm"/>
    </style:style>
    <style:style style:name="gr30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31" style:family="graphic" style:parent-style-name="standard">
      <style:graphic-properties draw:stroke="none" draw:stroke-dash="_32__20_Dots_20_1_20_Dash" draw:fill-color="#ff7f00" draw:opacity="40%" draw:textarea-horizontal-align="justify" draw:textarea-vertical-align="middle" draw:auto-grow-height="false" fo:min-height="35.309cm" fo:min-width="35.06cm"/>
    </style:style>
    <style:style style:name="gr32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33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3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3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3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38" style:family="graphic" style:parent-style-name="standard">
      <style:graphic-properties draw:stroke="none" draw:fill-color="#ff7f00" draw:opacity="25%" draw:textarea-horizontal-align="justify" draw:textarea-vertical-align="middle" draw:auto-grow-height="false" fo:min-height="12.399cm" fo:min-width="12.149cm"/>
    </style:style>
    <style:style style:name="gr39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40" style:family="graphic" style:parent-style-name="standard">
      <style:graphic-properties draw:stroke="none" draw:fill-color="#ff7f00" draw:opacity="30%" draw:textarea-horizontal-align="justify" draw:textarea-vertical-align="middle" draw:auto-grow-height="false" fo:min-height="11.636cm" fo:min-width="11.387cm"/>
    </style:style>
    <style:style style:name="gr41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42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43" style:family="graphic" style:parent-style-name="standard">
      <style:graphic-properties draw:stroke="none" draw:fill-color="#ff7f00" draw:opacity="30%" draw:textarea-horizontal-align="justify" draw:textarea-vertical-align="middle" draw:auto-grow-height="false" fo:min-height="10.875cm" fo:min-width="10.625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45" style:family="graphic" style:parent-style-name="standard">
      <style:graphic-properties draw:stroke="none" draw:fill-color="#ff7f00" draw:opacity="35%" draw:textarea-horizontal-align="justify" draw:textarea-vertical-align="middle" draw:auto-grow-height="false" fo:min-height="10.163cm" fo:min-width="9.914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47" style:family="graphic" style:parent-style-name="standard">
      <style:graphic-properties draw:stroke="none" draw:fill-color="#ff7f00" draw:opacity="35%" draw:textarea-horizontal-align="justify" draw:textarea-vertical-align="middle" draw:auto-grow-height="false" fo:min-height="9.528cm" fo:min-width="9.279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49" style:family="graphic" style:parent-style-name="standard">
      <style:graphic-properties draw:stroke="none" draw:fill-color="#ff7f00" draw:opacity="40%" draw:textarea-horizontal-align="justify" draw:textarea-vertical-align="middle" draw:auto-grow-height="false" fo:min-height="8.691cm" fo:min-width="8.441cm"/>
    </style:style>
    <style:style style:name="gr5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51" style:family="graphic" style:parent-style-name="standard">
      <style:graphic-properties draw:stroke="none" draw:fill-color="#ff7f00" draw:opacity="40%" draw:textarea-horizontal-align="justify" draw:textarea-vertical-align="middle" draw:auto-grow-height="false" fo:min-height="7.751cm" fo:min-width="7.501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53" style:family="graphic" style:parent-style-name="standard">
      <style:graphic-properties draw:stroke="none" draw:fill-color="#ff7f00" draw:opacity="45%" draw:textarea-horizontal-align="justify" draw:textarea-vertical-align="middle" draw:auto-grow-height="false" fo:min-height="6.989cm" fo:min-width="6.739cm"/>
    </style:style>
    <style:style style:name="gr54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55" style:family="graphic" style:parent-style-name="standard">
      <style:graphic-properties draw:stroke="none" draw:fill-color="#ff7f00" draw:opacity="50%" draw:textarea-horizontal-align="justify" draw:textarea-vertical-align="middle" draw:auto-grow-height="false" fo:min-height="6.226cm" fo:min-width="5.977cm"/>
    </style:style>
    <style:style style:name="gr5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57" style:family="graphic" style:parent-style-name="standard">
      <style:graphic-properties draw:stroke="none" draw:fill-color="#ff7f00" draw:opacity="55%" draw:textarea-horizontal-align="justify" draw:textarea-vertical-align="middle" draw:auto-grow-height="false" fo:min-height="5.363cm" fo:min-width="5.113cm"/>
    </style:style>
    <style:style style:name="gr5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59" style:family="graphic" style:parent-style-name="standard">
      <style:graphic-properties draw:stroke="none" draw:fill-color="#ff7f00" draw:opacity="60%" draw:textarea-horizontal-align="justify" draw:textarea-vertical-align="middle" draw:auto-grow-height="false" fo:min-height="4.55cm" fo:min-width="4.301cm"/>
    </style:style>
    <style:style style:name="gr6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61" style:family="graphic" style:parent-style-name="standard">
      <style:graphic-properties draw:stroke="none" draw:fill-color="#ff7f00" draw:opacity="65%" draw:textarea-horizontal-align="justify" draw:textarea-vertical-align="middle" draw:auto-grow-height="false" fo:min-height="3.738cm" fo:min-width="3.488cm"/>
    </style:style>
    <style:style style:name="gr6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63" style:family="graphic" style:parent-style-name="standard">
      <style:graphic-properties draw:stroke="none" draw:fill-color="#ff7f00" draw:opacity="70%" draw:textarea-horizontal-align="justify" draw:textarea-vertical-align="middle" draw:auto-grow-height="false" fo:min-height="2.822cm" fo:min-width="2.573cm"/>
    </style:style>
    <style:style style:name="gr6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65" style:family="graphic" style:parent-style-name="standard">
      <style:graphic-properties draw:stroke="none" draw:fill-color="#ff7f00" draw:opacity="80%" draw:textarea-horizontal-align="justify" draw:textarea-vertical-align="middle" draw:auto-grow-height="false" fo:min-height="1.958cm" fo:min-width="1.71cm"/>
    </style:style>
    <style:style style:name="gr6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67" style:family="graphic" style:parent-style-name="standard">
      <style:graphic-properties draw:stroke="none" draw:fill-color="#ff7f00" draw:opacity="90%" draw:textarea-horizontal-align="justify" draw:textarea-vertical-align="middle" draw:auto-grow-height="false" fo:min-height="1.199cm" fo:min-width="0.948cm"/>
    </style:style>
    <style:style style:name="gr6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69" style:family="graphic" style:parent-style-name="standard">
      <style:graphic-properties draw:stroke="none" draw:fill-color="#ff7f00" draw:opacity="100%" draw:textarea-horizontal-align="justify" draw:textarea-vertical-align="middle" draw:auto-grow-height="false" fo:min-height="0.334cm" fo:min-width="0.085cm"/>
    </style:style>
    <style:style style:name="gr7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7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7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845cm"/>
    </style:style>
    <style:style style:name="gr7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7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7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7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7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7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7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8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8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8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83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84" style:family="graphic" style:parent-style-name="standard">
      <style:graphic-properties draw:stroke="none" draw:fill-color="#ffffff" draw:textarea-horizontal-align="justify" draw:textarea-vertical-align="middle" draw:auto-grow-height="false" fo:min-height="1.905cm" fo:min-width="0.266cm"/>
    </style:style>
    <style:style style:name="gr8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86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8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8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89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90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9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92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9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94" style:family="graphic" style:parent-style-name="standard">
      <style:graphic-properties draw:stroke="none" draw:fill-color="#ffffff" draw:textarea-horizontal-align="justify" draw:textarea-vertical-align="middle" draw:auto-grow-height="false" fo:min-height="1.32cm" fo:min-width="0cm"/>
    </style:style>
    <style:style style:name="gr9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96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97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98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99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100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101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102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10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104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105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10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0.842cm" fo:min-width="0.592cm"/>
    </style:style>
    <style:style style:name="gr10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0.842cm" fo:min-width="0.592cm"/>
    </style:style>
    <style:style style:name="gr108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0.842cm" fo:min-width="0.592cm"/>
    </style:style>
    <style:style style:name="gr10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0.842cm" fo:min-width="0.592cm"/>
    </style:style>
    <style:style style:name="gr110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842cm" fo:min-width="0.592cm"/>
    </style:style>
    <style:style style:name="gr111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0.842cm" fo:min-width="0.592cm"/>
    </style:style>
    <style:style style:name="gr112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0.842cm" fo:min-width="0.592cm"/>
    </style:style>
    <style:style style:name="gr11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0.842cm" fo:min-width="0.592cm"/>
    </style:style>
    <style:style style:name="gr114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842cm" fo:min-width="0.592cm"/>
    </style:style>
    <style:style style:name="gr115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 draw:fill-color="#ff0000" draw:opacity="100%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0000" draw:opacity="90%"/>
      <style:paragraph-properties fo:text-align="center"/>
    </style:style>
    <style:style style:name="P9" style:family="paragraph">
      <loext:graphic-properties draw:fill="none" draw:fill-color="#ff0000" draw:opacity="100%"/>
      <style:paragraph-properties fo:text-align="center"/>
    </style:style>
    <style:style style:name="P10" style:family="paragraph">
      <loext:graphic-properties draw:fill-color="#ff0000" draw:opacity="80%"/>
      <style:paragraph-properties fo:text-align="center"/>
    </style:style>
    <style:style style:name="P11" style:family="paragraph">
      <loext:graphic-properties draw:fill-color="#ff0000" draw:opacity="70%"/>
      <style:paragraph-properties fo:text-align="center"/>
    </style:style>
    <style:style style:name="P12" style:family="paragraph">
      <loext:graphic-properties draw:fill-color="#ff0000" draw:opacity="65%"/>
      <style:paragraph-properties fo:text-align="center"/>
    </style:style>
    <style:style style:name="P13" style:family="paragraph">
      <loext:graphic-properties draw:fill-color="#ff0000" draw:opacity="60%"/>
      <style:paragraph-properties fo:text-align="center"/>
    </style:style>
    <style:style style:name="P14" style:family="paragraph">
      <loext:graphic-properties draw:fill-color="#ff0000" draw:opacity="55%"/>
      <style:paragraph-properties fo:text-align="center"/>
    </style:style>
    <style:style style:name="P15" style:family="paragraph">
      <loext:graphic-properties draw:fill-color="#ff0000" draw:opacity="50%"/>
      <style:paragraph-properties fo:text-align="center"/>
    </style:style>
    <style:style style:name="P16" style:family="paragraph">
      <loext:graphic-properties draw:fill-color="#ff0000" draw:opacity="45%"/>
      <style:paragraph-properties fo:text-align="center"/>
    </style:style>
    <style:style style:name="P17" style:family="paragraph">
      <loext:graphic-properties draw:fill-color="#ff0000" draw:opacity="40%"/>
      <style:paragraph-properties fo:text-align="center"/>
    </style:style>
    <style:style style:name="P18" style:family="paragraph">
      <loext:graphic-properties draw:fill-color="#ff0000" draw:opacity="35%"/>
      <style:paragraph-properties fo:text-align="center"/>
    </style:style>
    <style:style style:name="P19" style:family="paragraph">
      <loext:graphic-properties draw:fill-color="#ff7f00" draw:opacity="34%"/>
      <style:paragraph-properties fo:text-align="center"/>
    </style:style>
    <style:style style:name="P20" style:family="paragraph">
      <loext:graphic-properties draw:fill="none" draw:fill-color="#ffffff" draw:opacity="100%"/>
      <style:paragraph-properties fo:text-align="center"/>
    </style:style>
    <style:style style:name="P21" style:family="paragraph">
      <loext:graphic-properties draw:fill-color="#ff0000" draw:opacity="30%"/>
      <style:paragraph-properties fo:text-align="center"/>
    </style:style>
    <style:style style:name="P22" style:family="paragraph">
      <loext:graphic-properties draw:fill-color="#ffffff" draw:opacity="100%"/>
      <style:paragraph-properties fo:text-align="center"/>
    </style:style>
    <style:style style:name="P23" style:family="paragraph">
      <loext:graphic-properties draw:fill-color="#ff7f00" draw:opacity="40%"/>
      <style:paragraph-properties fo:text-align="center"/>
    </style:style>
    <style:style style:name="P24" style:family="paragraph">
      <loext:graphic-properties draw:fill-color="#ff0000" draw:opacity="25%"/>
      <style:paragraph-properties fo:text-align="center"/>
    </style:style>
    <style:style style:name="P25" style:family="paragraph">
      <loext:graphic-properties draw:fill-color="#ff0000" draw:opacity="20%"/>
      <style:paragraph-properties fo:text-align="center"/>
    </style:style>
    <style:style style:name="P26" style:family="paragraph">
      <loext:graphic-properties draw:fill-color="#ff7f00" draw:opacity="25%"/>
      <style:paragraph-properties fo:text-align="center"/>
    </style:style>
    <style:style style:name="P27" style:family="paragraph">
      <loext:graphic-properties draw:fill-color="#ff7f00" draw:opacity="30%"/>
      <style:paragraph-properties fo:text-align="center"/>
    </style:style>
    <style:style style:name="P28" style:family="paragraph">
      <loext:graphic-properties draw:fill-color="#ff0000" draw:opacity="15%"/>
      <style:paragraph-properties fo:text-align="center"/>
    </style:style>
    <style:style style:name="P29" style:family="paragraph">
      <loext:graphic-properties draw:fill-color="#ff7f00" draw:opacity="35%"/>
      <style:paragraph-properties fo:text-align="center"/>
    </style:style>
    <style:style style:name="P30" style:family="paragraph">
      <loext:graphic-properties draw:fill-color="#ff0000" draw:opacity="10%"/>
      <style:paragraph-properties fo:text-align="center"/>
    </style:style>
    <style:style style:name="P31" style:family="paragraph">
      <loext:graphic-properties draw:fill-color="#ff7f00" draw:opacity="45%"/>
      <style:paragraph-properties fo:text-align="center"/>
    </style:style>
    <style:style style:name="P32" style:family="paragraph">
      <loext:graphic-properties draw:fill-color="#ff7f00" draw:opacity="50%"/>
      <style:paragraph-properties fo:text-align="center"/>
    </style:style>
    <style:style style:name="P33" style:family="paragraph">
      <loext:graphic-properties draw:fill-color="#ff7f00" draw:opacity="55%"/>
      <style:paragraph-properties fo:text-align="center"/>
    </style:style>
    <style:style style:name="P34" style:family="paragraph">
      <loext:graphic-properties draw:fill-color="#ff7f00" draw:opacity="60%"/>
      <style:paragraph-properties fo:text-align="center"/>
    </style:style>
    <style:style style:name="P35" style:family="paragraph">
      <loext:graphic-properties draw:fill-color="#ff0000" draw:opacity="5%"/>
      <style:paragraph-properties fo:text-align="center"/>
    </style:style>
    <style:style style:name="P36" style:family="paragraph">
      <loext:graphic-properties draw:fill-color="#ff7f00" draw:opacity="65%"/>
      <style:paragraph-properties fo:text-align="center"/>
    </style:style>
    <style:style style:name="P37" style:family="paragraph">
      <loext:graphic-properties draw:fill-color="#ff7f00" draw:opacity="70%"/>
      <style:paragraph-properties fo:text-align="center"/>
    </style:style>
    <style:style style:name="P38" style:family="paragraph">
      <loext:graphic-properties draw:fill-color="#ff7f00" draw:opacity="80%"/>
      <style:paragraph-properties fo:text-align="center"/>
    </style:style>
    <style:style style:name="P39" style:family="paragraph">
      <loext:graphic-properties draw:fill-color="#ff7f00" draw:opacity="90%"/>
      <style:paragraph-properties fo:text-align="center"/>
    </style:style>
    <style:style style:name="P40" style:family="paragraph">
      <loext:graphic-properties draw:fill-color="#ff7f00" draw:opacity="100%"/>
      <style:paragraph-properties fo:text-align="center"/>
    </style:style>
    <style:style style:name="P41" style:family="paragraph">
      <loext:graphic-properties draw:fill-color="#ff0000" draw:opacity="5%"/>
      <style:paragraph-properties fo:text-align="center"/>
      <style:text-properties fo:font-weight="bold"/>
    </style:style>
    <style:style style:name="P42" style:family="paragraph">
      <loext:graphic-properties draw:fill-color="#ff0000" draw:opacity="34%"/>
      <style:paragraph-properties fo:text-align="center"/>
    </style:style>
    <style:style style:name="P43" style:family="paragraph">
      <loext:graphic-properties draw:fill-color="#ff0000" draw:opacity="100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9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3" draw:text-style-name="P3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line draw:style-name="gr3" draw:text-style-name="P3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line draw:style-name="gr3" draw:text-style-name="P3" draw:layer="layout" svg:x1="10.767cm" svg:y1="5.85cm" svg:x2="10.767cm" svg:y2="13.445cm">
          <text:p/>
        </draw:line>
        <draw:custom-shape draw:style-name="gr21" draw:text-style-name="P18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2" draw:text-style-name="P18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3" draw:text-style-name="P3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3" draw:text-style-name="P19" draw:layer="layout" svg:width="35.56cm" svg:height="35.559cm" draw:transform="rotate (-1.5707963267949) translate (46.422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17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20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6" draw:text-style-name="P21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3" draw:text-style-name="P3" draw:layer="layout" svg:x1="11.579cm" svg:y1="5.85cm" svg:x2="11.579cm" svg:y2="13.445cm">
          <text:p/>
        </draw:lin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17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23" draw:layer="layout" svg:width="35.56cm" svg:height="35.559cm" draw:transform="rotate (-1.5707963267949) translate (46.677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30" draw:text-style-name="P21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17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1" draw:text-style-name="P23" draw:layer="layout" svg:width="35.56cm" svg:height="35.559cm" draw:transform="rotate (-1.5707963267949) translate (46.931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32" draw:text-style-name="P24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17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23" draw:layer="layout" svg:width="35.56cm" svg:height="35.559cm" draw:transform="rotate (-1.5707963267949) translate (47.185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3" draw:text-style-name="P25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17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23" draw:layer="layout" svg:width="35.56cm" svg:height="35.559cm" draw:transform="rotate (-1.5707963267949) translate (47.438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4" draw:text-style-name="P25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17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23" draw:layer="layout" svg:width="35.56cm" svg:height="35.559cm" draw:transform="rotate (-1.5707963267949) translate (47.693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6" draw:text-style-name="P25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17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23" draw:layer="layout" svg:width="35.56cm" svg:height="35.559cm" draw:transform="rotate (-1.5707963267949) translate (47.947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7" draw:text-style-name="P25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8" draw:text-style-name="P26" draw:layer="layout" svg:width="12.649cm" svg:height="12.649cm" draw:transform="rotate (-1.5707963267949) translate (24.615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17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23" draw:layer="layout" svg:width="35.56cm" svg:height="35.559cm" draw:transform="rotate (-1.5707963267949) translate (48.201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9" draw:text-style-name="P25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27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17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23" draw:layer="layout" svg:width="35.56cm" svg:height="35.559cm" draw:transform="rotate (-1.5707963267949) translate (48.454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1" draw:text-style-name="P25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2" draw:text-style-name="P3" draw:layer="layout" svg:x1="13.028cm" svg:y1="5.857cm" svg:x2="13.028cm" svg:y2="13.452cm">
          <text:p/>
        </draw:line>
        <draw:custom-shape draw:style-name="gr43" draw:text-style-name="P27" draw:layer="layout" svg:width="11.125cm" svg:height="11.125cm" draw:transform="rotate (-1.5707963267949) translate (23.904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17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23" draw:layer="layout" svg:width="35.56cm" svg:height="35.559cm" draw:transform="rotate (-1.5707963267949) translate (48.708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44" draw:text-style-name="P28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2" draw:text-style-name="P3" draw:layer="layout" svg:x1="13.436cm" svg:y1="5.855cm" svg:x2="13.436cm" svg:y2="13.45cm">
          <text:p/>
        </draw:line>
        <draw:custom-shape draw:style-name="gr45" draw:text-style-name="P29" draw:layer="layout" svg:width="10.414cm" svg:height="10.413cm" draw:transform="rotate (-1.5707963267949) translate (23.638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8" draw:text-style-name="P17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9" draw:text-style-name="P23" draw:layer="layout" svg:width="35.56cm" svg:height="35.559cm" draw:transform="rotate (-1.5707963267949) translate (48.963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5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46" draw:text-style-name="P28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2" draw:text-style-name="P3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8" draw:text-style-name="P28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2" draw:text-style-name="P3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8.941cm" svg:height="8.941cm" draw:transform="rotate (-1.5707963267949) translate (22.957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50" draw:text-style-name="P28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2" draw:text-style-name="P3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3" draw:layer="layout" svg:width="8.001cm" svg:height="8.001cm" draw:transform="rotate (-1.5707963267949) translate (22.451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52" draw:text-style-name="P30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2" draw:text-style-name="P3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1" draw:layer="layout" svg:width="7.239cm" svg:height="7.239cm" draw:transform="rotate (-1.5707963267949) translate (22.07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54" draw:text-style-name="P30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2" draw:text-style-name="P3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2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56" draw:text-style-name="P30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2" draw:text-style-name="P3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3" draw:layer="layout" svg:width="5.613cm" svg:height="5.613cm" draw:transform="rotate (-1.5707963267949) translate (21.256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8" draw:text-style-name="P30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2" draw:text-style-name="P3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60" draw:text-style-name="P35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2" draw:text-style-name="P3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6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62" draw:text-style-name="P35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2" draw:text-style-name="P3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64" draw:text-style-name="P35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2" draw:text-style-name="P3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8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66" draw:text-style-name="P35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2" draw:text-style-name="P3" draw:layer="layout" svg:x1="17.905cm" svg:y1="5.863cm" svg:x2="17.905cm" svg:y2="13.458cm">
          <text:p/>
        </draw:line>
        <draw:custom-shape draw:style-name="gr67" draw:text-style-name="P39" draw:layer="layout" svg:width="1.448cm" svg:height="1.449cm" draw:transform="rotate (-1.5707963267949) translate (19.149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68" draw:text-style-name="P35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2" draw:text-style-name="P3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0" draw:layer="layout" svg:width="0.585cm" svg:height="0.584cm" svg:x="18.111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70" draw:text-style-name="P35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2" draw:text-style-name="P3" draw:layer="layout" svg:x1="18.718cm" svg:y1="5.865cm" svg:x2="18.718cm" svg:y2="13.46cm">
          <text:p/>
        </draw:lin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71" draw:text-style-name="P35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42" draw:text-style-name="P3" draw:layer="layout" svg:x1="19.124cm" svg:y1="5.866cm" svg:x2="19.124cm" svg:y2="13.461cm">
          <text:p/>
        </draw:line>
        <draw:custom-shape draw:style-name="gr72" draw:text-style-name="P6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73" draw:text-style-name="P35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2" draw:text-style-name="P3" draw:layer="layout" svg:x1="19.531cm" svg:y1="5.867cm" svg:x2="19.531cm" svg:y2="13.462cm">
          <text:p/>
        </draw:line>
        <draw:custom-shape draw:style-name="gr72" draw:text-style-name="P6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74" draw:text-style-name="P41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2" draw:text-style-name="P3" draw:layer="layout" svg:x1="19.937cm" svg:y1="5.868cm" svg:x2="19.937cm" svg:y2="13.463cm">
          <text:p/>
        </draw:line>
        <draw:custom-shape draw:style-name="gr72" draw:text-style-name="P6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75" draw:text-style-name="P35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2" draw:text-style-name="P3" draw:layer="layout" svg:x1="20.343cm" svg:y1="5.869cm" svg:x2="20.343cm" svg:y2="13.464cm">
          <text:p/>
        </draw:line>
        <draw:custom-shape draw:style-name="gr72" draw:text-style-name="P6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76" draw:text-style-name="P35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2" draw:text-style-name="P3" draw:layer="layout" svg:x1="20.751cm" svg:y1="5.87cm" svg:x2="20.751cm" svg:y2="13.465cm">
          <text:p/>
        </draw:line>
        <draw:custom-shape draw:style-name="gr72" draw:text-style-name="P6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77" draw:text-style-name="P35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2" draw:text-style-name="P3" draw:layer="layout" svg:x1="21.157cm" svg:y1="5.871cm" svg:x2="21.157cm" svg:y2="13.466cm">
          <text:p/>
        </draw:line>
        <draw:custom-shape draw:style-name="gr72" draw:text-style-name="P6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78" draw:text-style-name="P35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2" draw:text-style-name="P3" draw:layer="layout" svg:x1="21.562cm" svg:y1="5.872cm" svg:x2="21.562cm" svg:y2="13.467cm">
          <text:p/>
        </draw:line>
        <draw:custom-shape draw:style-name="gr72" draw:text-style-name="P6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79" draw:text-style-name="P35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2" draw:text-style-name="P3" draw:layer="layout" svg:x1="21.97cm" svg:y1="5.873cm" svg:x2="21.97cm" svg:y2="13.468cm">
          <text:p/>
        </draw:lin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2" draw:text-style-name="P6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80" draw:text-style-name="P35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2" draw:text-style-name="P3" draw:layer="layout" svg:x1="22.376cm" svg:y1="5.874cm" svg:x2="22.376cm" svg:y2="13.469cm">
          <text:p/>
        </draw:lin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2" draw:text-style-name="P6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81" draw:text-style-name="P35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2" draw:text-style-name="P3" draw:layer="layout" svg:x1="22.782cm" svg:y1="5.851cm" svg:x2="22.782cm" svg:y2="13.446cm">
          <text:p/>
        </draw:lin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72" draw:text-style-name="P6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82" draw:text-style-name="P35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23.189cm" svg:y1="5.85cm" svg:x2="23.189cm" svg:y2="13.445cm">
          <text:p/>
        </draw:lin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2" draw:layer="layout" svg:width="35.56cm" svg:height="35.559cm" draw:transform="rotate (-1.5707963267949) translate (58.44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4" draw:text-style-name="P6" draw:layer="layout" svg:width="1.016cm" svg:height="2.861cm" draw:transform="rotate (1.5707963267949) translate (22.908cm 10.084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0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85" draw:text-style-name="P35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42" draw:text-style-name="P3" draw:layer="layout" svg:x1="23.596cm" svg:y1="5.851cm" svg:x2="23.596cm" svg:y2="13.446cm">
          <text:p/>
        </draw:lin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draw:layer="layout" svg:width="35.56cm" svg:height="35.559cm" draw:transform="rotate (-1.5707963267949) translate (58.693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4" draw:text-style-name="P6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87" draw:text-style-name="P35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draw:layer="layout" svg:width="35.56cm" svg:height="35.559cm" draw:transform="rotate (-1.5707963267949) translate (58.947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4" draw:text-style-name="P6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88" draw:text-style-name="P35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6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draw:layer="layout" svg:width="35.56cm" svg:height="35.559cm" draw:transform="rotate (-1.5707963267949) translate (59.202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4" draw:text-style-name="P6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draw:layer="layout" svg:width="35.56cm" svg:height="35.559cm" draw:transform="rotate (-1.5707963267949) translate (59.456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4" draw:text-style-name="P6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draw:layer="layout" svg:width="35.56cm" svg:height="35.559cm" draw:transform="rotate (-1.5707963267949) translate (59.71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4" draw:text-style-name="P6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draw:layer="layout" svg:width="35.56cm" svg:height="35.559cm" draw:transform="rotate (-1.5707963267949) translate (59.963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4" draw:text-style-name="P6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89" draw:text-style-name="P24" draw:layer="layout" svg:width="12.649cm" svg:height="12.649cm" draw:transform="rotate (-1.5707963267949) translate (36.631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draw:layer="layout" svg:width="35.56cm" svg:height="35.559cm" draw:transform="rotate (-1.5707963267949) translate (60.218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4" draw:text-style-name="P6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90" draw:text-style-name="P21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draw:layer="layout" svg:width="35.56cm" svg:height="35.559cm" draw:transform="rotate (-1.5707963267949) translate (60.472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4" draw:text-style-name="P6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91" draw:text-style-name="P21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draw:layer="layout" svg:width="35.56cm" svg:height="35.559cm" draw:transform="rotate (-1.5707963267949) translate (60.726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4" draw:text-style-name="P6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92" draw:text-style-name="P18" draw:layer="layout" svg:width="10.414cm" svg:height="10.415cm" draw:transform="rotate (-1.5707963267949) translate (35.656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7" draw:layer="layout" svg:width="35.56cm" svg:height="35.559cm" draw:transform="rotate (-1.5707963267949) translate (60.98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4" draw:text-style-name="P6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93" draw:text-style-name="P18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6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7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4" draw:text-style-name="P6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7" draw:layer="layout" svg:width="8.001cm" svg:height="8.001cm" draw:transform="rotate (-1.5707963267949) translate (34.47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4" draw:text-style-name="P6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16" draw:layer="layout" svg:width="7.239cm" svg:height="7.239cm" draw:transform="rotate (-1.5707963267949) translate (34.087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4" draw:text-style-name="P6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5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4" draw:text-style-name="P6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14" draw:layer="layout" svg:width="5.613cm" svg:height="5.613cm" draw:transform="rotate (-1.5707963267949) translate (33.274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4" draw:text-style-name="P6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3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4" draw:text-style-name="P6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2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4" draw:text-style-name="P6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1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4" draw:text-style-name="P6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0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4" draw:text-style-name="P6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8" draw:layer="layout" svg:width="1.448cm" svg:height="1.449cm" draw:transform="rotate (-1.5707963267949) translate (31.168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4" draw:text-style-name="P6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3" draw:layer="layout" svg:width="0.585cm" svg:height="0.584cm" svg:x="30.12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3" draw:layer="layout" svg:width="0.585cm" svg:height="0.584cm" svg:x="30.12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2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7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3" draw:layer="layout" svg:width="0.585cm" svg:height="0.584cm" svg:x="30.12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7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3" draw:layer="layout" svg:width="0.585cm" svg:height="0.584cm" svg:x="30.12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7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3" draw:layer="layout" svg:width="0.585cm" svg:height="0.584cm" svg:x="30.12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7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3" draw:layer="layout" svg:width="0.585cm" svg:height="0.584cm" svg:x="30.12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7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3" draw:layer="layout" svg:width="0.585cm" svg:height="0.584cm" svg:x="30.12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1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8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3" draw:layer="layout" svg:width="0.585cm" svg:height="0.584cm" svg:x="30.12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1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8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3" draw:layer="layout" svg:width="0.585cm" svg:height="0.584cm" svg:x="30.12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8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7" draw:text-style-name="P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4" draw:text-style-name="P4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43" draw:layer="layout" svg:width="0.585cm" svg:height="0.584cm" svg:x="30.129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4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8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07-17T12:30:05.303000000</dc:date>
    <meta:editing-duration>PT10H39M45S</meta:editing-duration>
    <meta:editing-cycles>271</meta:editing-cycles>
    <meta:generator>LibreOffice/5.3.1.2$Windows_X86_64 LibreOffice_project/e80a0e0fd1875e1696614d24c32df0f95f03deb2</meta:generator>
    <meta:document-statistic meta:object-count="1055"/>
  </office:meta>
</office:document-meta>
</file>